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Tabla1" style:family="table">
      <style:table-properties style:width="18.627cm" fo:margin-left="-0.037cm" table:align="left"/>
    </style:style>
    <style:style style:name="Tabla1.A" style:family="table-column">
      <style:table-column-properties style:column-width="3.131cm"/>
    </style:style>
    <style:style style:name="Tabla1.B" style:family="table-column">
      <style:table-column-properties style:column-width="3.11cm"/>
    </style:style>
    <style:style style:name="Tabla1.C" style:family="table-column">
      <style:table-column-properties style:column-width="3.108cm"/>
    </style:style>
    <style:style style:name="Tabla1.D" style:family="table-column">
      <style:table-column-properties style:column-width="3.087cm"/>
    </style:style>
    <style:style style:name="Tabla1.F" style:family="table-column">
      <style:table-column-properties style:column-width="3.082cm"/>
    </style:style>
    <style:style style:name="Tabla1.A1" style:family="table-cell" style:data-style-name="N5100">
      <style:table-cell-properties fo:background-color="#663300" fo:padding="0cm" fo:border="0.002cm solid #4c1900">
        <style:background-image/>
      </style:table-cell-properties>
    </style:style>
    <style:style style:name="Tabla1.A2" style:family="table-cell" style:data-style-name="N5100">
      <style:table-cell-properties fo:background-color="#663300" fo:padding="0cm" fo:border-left="0.002cm solid #4c1900" fo:border-right="0.002cm solid #4c1900" fo:border-top="none" fo:border-bottom="0.002cm solid #4c1900">
        <style:background-image/>
      </style:table-cell-properties>
    </style:style>
    <style:style style:name="Tabla1.B2" style:family="table-cell" style:data-style-name="N5100">
      <style:table-cell-properties fo:background-color="#663300" fo:padding="0cm" fo:border-left="none" fo:border-right="0.002cm solid #4c1900" fo:border-top="none" fo:border-bottom="0.002cm solid #4c1900">
        <style:background-image/>
      </style:table-cell-properties>
    </style:style>
    <style:style style:name="Tabla1.A3" style:family="table-cell" style:data-style-name="N5100">
      <style:table-cell-properties fo:background-color="#996633" fo:padding="0cm" fo:border-left="0.002cm solid #4c1900" fo:border-right="0.002cm solid #4c1900" fo:border-top="none" fo:border-bottom="0.002cm solid #4c1900">
        <style:background-image/>
      </style:table-cell-properties>
    </style:style>
    <style:style style:name="Tabla1.B3" style:family="table-cell" style:data-style-name="N5000">
      <style:table-cell-properties style:vertical-align="" fo:background-color="#ffcc99" fo:padding="0cm" fo:border-left="none" fo:border-right="0.002cm solid #ff6633" fo:border-top="none" fo:border-bottom="0.002cm solid #ff6633">
        <style:background-image/>
      </style:table-cell-properties>
    </style:style>
    <style:style style:name="Tabla1.F3" style:family="table-cell" style:data-style-name="N5000">
      <style:table-cell-properties style:vertical-align="" fo:background-color="#ffcc99" fo:padding="0cm" fo:border-left="0.002cm solid #ff6633" fo:border-right="0.002cm solid #ff6633" fo:border-top="none" fo:border-bottom="0.002cm solid #ff6633">
        <style:background-image/>
      </style:table-cell-properties>
    </style:style>
    <style:style style:name="Tabla1.B4" style:family="table-cell">
      <style:table-cell-properties style:vertical-align="" fo:background-color="#ffcc99" fo:padding="0cm" fo:border-left="none" fo:border-right="0.002cm solid #ff6633" fo:border-top="none" fo:border-bottom="0.002cm solid #ff6633">
        <style:background-image/>
      </style:table-cell-properties>
    </style:style>
    <style:style style:name="Tabla1.A7" style:family="table-cell" style:data-style-name="N5100">
      <style:table-cell-properties fo:background-color="#996633" fo:padding="0cm" fo:border="0.002cm solid #4c1900">
        <style:background-image/>
      </style:table-cell-properties>
    </style:style>
    <style:style style:name="Tabla1.B7" style:family="table-cell" style:data-style-name="N5000">
      <style:table-cell-properties style:vertical-align="" fo:background-color="#ffcc99" fo:padding="0cm" fo:border-left="none" fo:border-right="0.002cm solid #ff6633" fo:border-top="0.002cm solid #ff6633" fo:border-bottom="0.002cm solid #ff6633">
        <style:background-image/>
      </style:table-cell-properties>
    </style:style>
    <style:style style:name="Tabla1.F7" style:family="table-cell" style:data-style-name="N5000">
      <style:table-cell-properties style:vertical-align="" fo:background-color="#ffcc99" fo:padding="0cm" fo:border="0.002cm solid #ff6633">
        <style:background-image/>
      </style:table-cell-properties>
    </style:style>
    <style:style style:name="Tabla2" style:family="table">
      <style:table-properties style:width="18.59cm" table:align="margins"/>
    </style:style>
    <style:style style:name="Tabla2.A" style:family="table-column">
      <style:table-column-properties style:column-width="3.097cm" style:rel-column-width="10922*"/>
    </style:style>
    <style:style style:name="Tabla2.B" style:family="table-column">
      <style:table-column-properties style:column-width="3.099cm" style:rel-column-width="10923*"/>
    </style:style>
    <style:style style:name="Tabla2.A1" style:family="table-cell" style:data-style-name="N5100">
      <style:table-cell-properties fo:background-color="#663300" fo:padding="0cm" fo:border="0.002cm solid #4c1900">
        <style:background-image/>
      </style:table-cell-properties>
    </style:style>
    <style:style style:name="Tabla2.A2" style:family="table-cell" style:data-style-name="N5100">
      <style:table-cell-properties fo:background-color="#663300" fo:padding="0cm" fo:border-left="0.002cm solid #4c1900" fo:border-right="0.002cm solid #4c1900" fo:border-top="none" fo:border-bottom="0.002cm solid #4c1900">
        <style:background-image/>
      </style:table-cell-properties>
    </style:style>
    <style:style style:name="Tabla2.B2" style:family="table-cell" style:data-style-name="N5100">
      <style:table-cell-properties fo:background-color="#663300" fo:padding="0cm" fo:border-left="none" fo:border-right="0.002cm solid #4c1900" fo:border-top="none" fo:border-bottom="0.002cm solid #4c1900">
        <style:background-image/>
      </style:table-cell-properties>
    </style:style>
    <style:style style:name="Tabla2.A3" style:family="table-cell" style:data-style-name="N5100">
      <style:table-cell-properties fo:background-color="#996633" fo:padding="0cm" fo:border-left="0.002cm solid #4c1900" fo:border-right="0.002cm solid #4c1900" fo:border-top="none" fo:border-bottom="0.002cm solid #4c1900">
        <style:background-image/>
      </style:table-cell-properties>
    </style:style>
    <style:style style:name="Tabla2.B3" style:family="table-cell">
      <style:table-cell-properties style:vertical-align="" fo:background-color="#ffcc99" fo:padding="0cm" fo:border-left="none" fo:border-right="0.002cm solid #ff6633" fo:border-top="none" fo:border-bottom="0.002cm solid #ff6633">
        <style:background-image/>
      </style:table-cell-properties>
    </style:style>
    <style:style style:name="Tabla2.F3" style:family="table-cell">
      <style:table-cell-properties style:vertical-align="" fo:background-color="#ffcc99" fo:padding="0cm" fo:border-left="0.002cm solid #ff6633" fo:border-right="0.002cm solid #ff6633" fo:border-top="none" fo:border-bottom="0.002cm solid #ff6633">
        <style:background-image/>
      </style:table-cell-properties>
    </style:style>
    <style:style style:name="Tabla2.C5" style:family="table-cell" style:data-style-name="N5000">
      <style:table-cell-properties style:vertical-align="" fo:background-color="#ffcc99" fo:padding="0cm" fo:border-left="none" fo:border-right="0.002cm solid #ff6633" fo:border-top="none" fo:border-bottom="0.002cm solid #ff6633">
        <style:background-image/>
      </style:table-cell-properties>
    </style:style>
    <style:style style:name="Tabla2.A7" style:family="table-cell" style:data-style-name="N5100">
      <style:table-cell-properties fo:background-color="#996633" fo:padding="0cm" fo:border="0.002cm solid #4c1900">
        <style:background-image/>
      </style:table-cell-properties>
    </style:style>
    <style:style style:name="Tabla2.B7" style:family="table-cell">
      <style:table-cell-properties style:vertical-align="" fo:background-color="#ffcc99" fo:padding="0cm" fo:border-left="none" fo:border-right="0.002cm solid #ff6633" fo:border-top="0.002cm solid #ff6633" fo:border-bottom="0.002cm solid #ff6633">
        <style:background-image/>
      </style:table-cell-properties>
    </style:style>
    <style:style style:name="Tabla2.F7" style:family="table-cell">
      <style:table-cell-properties style:vertical-align="" fo:background-color="#ffcc99" fo:padding="0cm" fo:border="0.002cm solid #ff6633">
        <style:background-image/>
      </style:table-cell-properties>
    </style:style>
    <style:style style:name="Tabla3" style:family="table">
      <style:table-properties style:width="18.59cm" table:align="margins"/>
    </style:style>
    <style:style style:name="Tabla3.A" style:family="table-column">
      <style:table-column-properties style:column-width="3.097cm" style:rel-column-width="10922*"/>
    </style:style>
    <style:style style:name="Tabla3.B" style:family="table-column">
      <style:table-column-properties style:column-width="3.099cm" style:rel-column-width="10923*"/>
    </style:style>
    <style:style style:name="Tabla3.A1" style:family="table-cell" style:data-style-name="N5100">
      <style:table-cell-properties fo:background-color="#663300" fo:padding="0cm" fo:border="0.002cm solid #4c1900">
        <style:background-image/>
      </style:table-cell-properties>
    </style:style>
    <style:style style:name="Tabla3.B1" style:family="table-cell" style:data-style-name="N5100">
      <style:table-cell-properties fo:background-color="#663300" fo:padding="0cm" fo:border-left="none" fo:border-right="0.002cm solid #4c1900" fo:border-top="0.002cm solid #4c1900" fo:border-bottom="0.002cm solid #4c1900">
        <style:background-image/>
      </style:table-cell-properties>
    </style:style>
    <style:style style:name="Tabla3.A2" style:family="table-cell" style:data-style-name="N5100">
      <style:table-cell-properties fo:background-color="#996633" fo:padding="0cm" fo:border-left="0.002cm solid #4c1900" fo:border-right="0.002cm solid #4c1900" fo:border-top="none" fo:border-bottom="0.002cm solid #4c1900">
        <style:background-image/>
      </style:table-cell-properties>
    </style:style>
    <style:style style:name="Tabla3.B2" style:family="table-cell">
      <style:table-cell-properties style:vertical-align="" fo:background-color="#ffcc99" fo:padding="0cm" fo:border-left="none" fo:border-right="0.002cm solid #ff6633" fo:border-top="none" fo:border-bottom="0.002cm solid #ff6633">
        <style:background-image/>
      </style:table-cell-properties>
    </style:style>
    <style:style style:name="Tabla3.F2" style:family="table-cell">
      <style:table-cell-properties style:vertical-align="" fo:background-color="#ffcc99" fo:padding="0cm" fo:border-left="0.002cm solid #ff6633" fo:border-right="0.002cm solid #ff6633" fo:border-top="none" fo:border-bottom="0.002cm solid #ff6633">
        <style:background-image/>
      </style:table-cell-properties>
    </style:style>
    <style:style style:name="Tabla3.A6" style:family="table-cell" style:data-style-name="N5100">
      <style:table-cell-properties fo:background-color="#996633" fo:padding="0cm" fo:border="0.002cm solid #4c1900">
        <style:background-image/>
      </style:table-cell-properties>
    </style:style>
    <style:style style:name="Tabla3.B6" style:family="table-cell">
      <style:table-cell-properties style:vertical-align="" fo:background-color="#ffcc99" fo:padding="0cm" fo:border-left="none" fo:border-right="0.002cm solid #ff6633" fo:border-top="0.002cm solid #ff6633" fo:border-bottom="0.002cm solid #ff6633">
        <style:background-image/>
      </style:table-cell-properties>
    </style:style>
    <style:style style:name="Tabla3.F6" style:family="table-cell">
      <style:table-cell-properties style:vertical-align="" fo:background-color="#ffcc99" fo:padding="0cm" fo:border="0.002cm solid #ff6633">
        <style:background-image/>
      </style:table-cell-properties>
    </style:style>
    <style:style style:name="Tabla4" style:family="table">
      <style:table-properties style:width="18.59cm" table:align="margins"/>
    </style:style>
    <style:style style:name="Tabla4.A" style:family="table-column">
      <style:table-column-properties style:column-width="3.097cm" style:rel-column-width="10922*"/>
    </style:style>
    <style:style style:name="Tabla4.B" style:family="table-column">
      <style:table-column-properties style:column-width="3.099cm" style:rel-column-width="10923*"/>
    </style:style>
    <style:style style:name="Tabla4.A1" style:family="table-cell" style:data-style-name="N5100">
      <style:table-cell-properties fo:background-color="#663300" fo:padding="0cm" fo:border="0.002cm solid #4c1900">
        <style:background-image/>
      </style:table-cell-properties>
    </style:style>
    <style:style style:name="Tabla4.B1" style:family="table-cell" style:data-style-name="N5100">
      <style:table-cell-properties fo:background-color="#663300" fo:padding="0cm" fo:border-left="none" fo:border-right="0.002cm solid #4c1900" fo:border-top="0.002cm solid #4c1900" fo:border-bottom="0.002cm solid #4c1900">
        <style:background-image/>
      </style:table-cell-properties>
    </style:style>
    <style:style style:name="Tabla4.A2" style:family="table-cell" style:data-style-name="N5100">
      <style:table-cell-properties fo:background-color="#996633" fo:padding="0cm" fo:border-left="0.002cm solid #4c1900" fo:border-right="0.002cm solid #4c1900" fo:border-top="none" fo:border-bottom="0.002cm solid #4c1900">
        <style:background-image/>
      </style:table-cell-properties>
    </style:style>
    <style:style style:name="Tabla4.B2" style:family="table-cell">
      <style:table-cell-properties style:vertical-align="" fo:background-color="#ffcc99" fo:padding="0cm" fo:border-left="none" fo:border-right="0.002cm solid #ff6633" fo:border-top="none" fo:border-bottom="0.002cm solid #ff6633">
        <style:background-image/>
      </style:table-cell-properties>
    </style:style>
    <style:style style:name="Tabla4.F2" style:family="table-cell">
      <style:table-cell-properties style:vertical-align="" fo:background-color="#ffcc99" fo:padding="0cm" fo:border-left="0.002cm solid #ff6633" fo:border-right="0.002cm solid #ff6633" fo:border-top="none" fo:border-bottom="0.002cm solid #ff6633">
        <style:background-image/>
      </style:table-cell-properties>
    </style:style>
    <style:style style:name="Tabla4.A6" style:family="table-cell" style:data-style-name="N5100">
      <style:table-cell-properties fo:background-color="#996633" fo:padding="0cm" fo:border="0.002cm solid #4c1900">
        <style:background-image/>
      </style:table-cell-properties>
    </style:style>
    <style:style style:name="Tabla4.B6" style:family="table-cell">
      <style:table-cell-properties style:vertical-align="" fo:background-color="#ffcc99" fo:padding="0cm" fo:border-left="none" fo:border-right="0.002cm solid #ff6633" fo:border-top="0.002cm solid #ff6633" fo:border-bottom="0.002cm solid #ff6633">
        <style:background-image/>
      </style:table-cell-properties>
    </style:style>
    <style:style style:name="Tabla4.F6" style:family="table-cell">
      <style:table-cell-properties style:vertical-align="" fo:background-color="#ffcc99" fo:padding="0cm" fo:border="0.002cm solid #ff6633">
        <style:background-image/>
      </style:table-cell-properties>
    </style:style>
    <style:style style:name="P1" style:family="paragraph" style:parent-style-name="Text_20_body">
      <style:paragraph-properties fo:margin-top="0cm" fo:margin-bottom="0.499cm"/>
    </style:style>
    <style:style style:name="P2" style:family="paragraph" style:parent-style-name="Text_20_body">
      <style:paragraph-properties fo:margin-top="0cm" fo:margin-bottom="0.499cm"/>
      <style:text-properties fo:font-weight="bold"/>
    </style:style>
    <style:style style:name="P3" style:family="paragraph" style:parent-style-name="Text_20_body">
      <style:paragraph-properties fo:margin-top="0cm" fo:margin-bottom="0.499cm"/>
      <style:text-properties fo:font-size="12pt" fo:font-weight="normal" style:font-size-asian="12pt" style:font-weight-asian="normal" style:font-size-complex="12pt" style:font-weight-complex="normal"/>
    </style:style>
    <style:style style:name="P4" style:family="paragraph" style:parent-style-name="Text_20_body">
      <style:paragraph-properties fo:margin-top="0cm" fo:margin-bottom="0.499cm" fo:text-align="center" style:justify-single-word="false"/>
      <style:text-properties fo:font-size="20pt" fo:font-weight="bold" style:font-size-asian="20pt" style:font-size-complex="20pt"/>
    </style:style>
    <style:style style:name="P5" style:family="paragraph" style:parent-style-name="Standard">
      <style:paragraph-properties fo:margin-top="0cm" fo:margin-bottom="0.499cm"/>
      <style:text-properties fo:font-size="12pt" fo:font-weight="normal" style:font-size-asian="12pt" style:font-weight-asian="normal" style:font-size-complex="12pt" style:font-weight-complex="normal"/>
    </style:style>
    <style:style style:name="P6"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Heading">
      <style:paragraph-properties fo:text-align="center"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9" style:family="paragraph" style:parent-style-name="Standard" style:list-style-name="L5">
      <style:paragraph-properties fo:margin-top="0cm" fo:margin-bottom="0.499cm"/>
      <style:text-properties fo:font-size="14pt" fo:font-weight="bold" style:font-size-asian="14pt" style:font-weight-asian="bold" style:font-size-complex="14pt" style:font-weight-complex="bold"/>
    </style:style>
    <style:style style:name="P10" style:family="paragraph" style:parent-style-name="Standard" style:list-style-name="L5">
      <style:paragraph-properties fo:margin-top="0cm" fo:margin-bottom="0.499cm"/>
      <style:text-properties fo:font-size="13pt" fo:font-weight="bold" style:font-size-asian="13pt" style:font-weight-asian="bold" style:font-size-complex="13pt" style:font-weight-complex="bold"/>
    </style:style>
    <style:style style:name="P11" style:family="paragraph" style:parent-style-name="Standard" style:list-style-name="L5">
      <style:paragraph-properties fo:margin-top="0cm" fo:margin-bottom="0.499cm"/>
      <style:text-properties fo:font-size="12pt" fo:font-weight="normal" style:font-size-asian="12pt" style:font-weight-asian="normal" style:font-size-complex="12pt" style:font-weight-complex="normal"/>
    </style:style>
    <style:style style:name="P12" style:family="paragraph" style:parent-style-name="Table_20_Contents" style:list-style-name="L5">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list-style-name="L5">
      <style:paragraph-properties fo:margin-left="0cm" fo:margin-right="0cm" fo:text-align="start" style:justify-single-word="false" fo:text-indent="-0.635cm" style:auto-text-indent="false">
        <style:tab-stops/>
      </style:paragraph-properties>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14" style:family="paragraph" style:parent-style-name="Table_20_Contents" style:list-style-name="L5">
      <style:paragraph-properties fo:margin-left="0.111cm" fo:margin-right="0cm" fo:text-align="center" style:justify-single-word="false" fo:text-indent="-0.635cm" style:auto-text-indent="false">
        <style:tab-stops/>
      </style:paragraph-properties>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master-page-name="HTML">
      <style:paragraph-properties fo:margin-top="0cm" fo:margin-bottom="0.499cm" style:page-number="auto"/>
      <style:text-properties fo:font-weight="bold"/>
    </style:style>
    <style:style style:name="P16" style:family="paragraph" style:parent-style-name="Text_20_body" style:list-style-name="L1">
      <style:paragraph-properties fo:margin-top="0cm" fo:margin-bottom="0.499cm"/>
      <style:text-properties fo:font-size="14pt" fo:font-weight="bold" style:font-size-asian="14pt" style:font-size-complex="14pt"/>
    </style:style>
    <style:style style:name="P17" style:family="paragraph" style:parent-style-name="Text_20_body" style:list-style-name="L2">
      <style:paragraph-properties fo:margin-top="0cm" fo:margin-bottom="0.499cm"/>
      <style:text-properties fo:font-size="14pt" fo:font-weight="bold" style:font-size-asian="14pt" style:font-size-complex="14pt"/>
    </style:style>
    <style:style style:name="P18" style:family="paragraph" style:parent-style-name="Text_20_body" style:list-style-name="L3">
      <style:paragraph-properties fo:margin-top="0cm" fo:margin-bottom="0.499cm"/>
      <style:text-properties fo:font-size="14pt" fo:font-weight="bold" style:font-size-asian="14pt" style:font-weight-asian="bold" style:font-size-complex="14pt" style:font-weight-complex="bold"/>
    </style:style>
    <style:style style:name="P19" style:family="paragraph" style:parent-style-name="Text_20_body" style:list-style-name="L5">
      <style:paragraph-properties fo:margin-top="0cm" fo:margin-bottom="0.499cm"/>
      <style:text-properties fo:font-size="14pt" fo:font-weight="bold" style:font-size-asian="14pt" style:font-weight-asian="bold" style:font-size-complex="14pt" style:font-weight-complex="bold"/>
    </style:style>
    <style:style style:name="P20" style:family="paragraph" style:parent-style-name="Text_20_body" style:list-style-name="L3">
      <style:paragraph-properties fo:margin-top="0cm" fo:margin-bottom="0.499cm"/>
      <style:text-properties fo:font-size="12pt" fo:font-weight="normal" style:font-size-asian="12pt" style:font-weight-asian="normal" style:font-size-complex="12pt" style:font-weight-complex="normal"/>
    </style:style>
    <style:style style:name="P21" style:family="paragraph" style:parent-style-name="Text_20_body" style:list-style-name="L4">
      <style:paragraph-properties fo:margin-top="0cm" fo:margin-bottom="0.499cm"/>
      <style:text-properties fo:font-size="12pt" fo:font-weight="normal" style:font-size-asian="12pt" style:font-weight-asian="normal" style:font-size-complex="12pt" style:font-weight-complex="normal"/>
    </style:style>
    <style:style style:name="P22" style:family="paragraph" style:parent-style-name="Text_20_body" style:list-style-name="L8">
      <style:paragraph-properties fo:margin-top="0cm" fo:margin-bottom="0.499cm"/>
      <style:text-properties fo:font-size="12pt" fo:font-weight="normal" style:font-size-asian="12pt" style:font-weight-asian="normal" style:font-size-complex="12pt" style:font-weight-complex="normal"/>
    </style:style>
    <style:style style:name="P23" style:family="paragraph" style:parent-style-name="Text_20_body" style:list-style-name="L6">
      <style:paragraph-properties fo:margin-top="0cm" fo:margin-bottom="0.499cm"/>
      <style:text-properties fo:font-size="12pt" fo:font-weight="bold" style:font-size-asian="12pt" style:font-weight-asian="bold" style:font-size-complex="12pt" style:font-weight-complex="bold"/>
    </style:style>
    <style:style style:name="P24" style:family="paragraph" style:parent-style-name="Text_20_body" style:list-style-name="L7">
      <style:paragraph-properties fo:margin-top="0cm" fo:margin-bottom="0.499cm"/>
      <style:text-properties fo:font-size="12pt" fo:font-weight="bold" style:font-size-asian="12pt" style:font-weight-asian="bold" style:font-size-complex="12pt" style:font-weight-complex="bold"/>
    </style:style>
    <style:style style:name="P25" style:family="paragraph" style:parent-style-name="Text_20_body" style:list-style-name="L9">
      <style:paragraph-properties fo:margin-top="0cm" fo:margin-bottom="0.499cm"/>
      <style:text-properties fo:font-size="12pt" fo:font-weight="bold" style:font-size-asian="12pt" style:font-weight-asian="bold" style:font-size-complex="12pt" style:font-weight-complex="bold"/>
    </style:style>
    <style:style style:name="P26" style:family="paragraph" style:parent-style-name="Text_20_body" style:list-style-name="L10">
      <style:paragraph-properties fo:margin-top="0cm" fo:margin-bottom="0.499cm"/>
      <style:text-properties fo:font-size="12pt" fo:font-weight="bold" style:font-size-asian="12pt" style:font-weight-asian="bold" style:font-size-complex="12pt" style:font-weight-complex="bold"/>
    </style:style>
    <style:style style:name="P27" style:family="paragraph" style:parent-style-name="Table_20_Heading" style:list-style-name="L5">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28" style:family="paragraph" style:parent-style-name="Table_20_Heading" style:list-style-name="L5">
      <style:paragraph-properties fo:margin-left="0cm" fo:margin-right="0cm" fo:text-align="center" style:justify-single-word="false" fo:text-indent="-0.635cm" style:auto-text-indent="false">
        <style:tab-stops/>
      </style:paragraph-properties>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1" style:family="text">
      <style:text-properties fo:font-weight="bold" style:font-weight-asian="bold"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style:text-underline-style="none"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5000" number:language="es" number:country="ES">
      <number:number number:min-integer-digits="1"/>
    </number:number-style>
    <number:text-style style:name="N5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4">HIGHEXPLOSIVE: GAME MANUAL</text:p>
      <text:p text:style-name="P2"/>
      <text:list xml:id="list43570958" text:style-name="L1">
        <text:list-item>
          <text:p text:style-name="P16">Introduction</text:p>
        </text:list-item>
      </text:list>
      <text:p text:style-name="P1"><text:tab/>Using KISS (Keep It Simple Stupid) methodology, I'll try to model a schema of what it pretends to be a complete role and strategy game base on the former Highexplosive created by Kobra. I'll try to make it as simple and technology agnostic as possible.</text:p>
      <text:list xml:id="list43574775" text:style-name="L2">
        <text:list-item>
          <text:p text:style-name="P17">Philosophy</text:p>
        </text:list-item>
      </text:list>
      <text:p text:style-name="P3"><text:tab/>Highexplosive is not a clone of Ogame, Travian or similar browser games. Highexplosive is a role and strategy game, with game directors that could consent in the violation of the rules if the circumstance is appropiate.</text:p>
      <text:p text:style-name="P3"><text:tab/>Highexplosive is an asynchronous turn game. A player chooses between multiple options at the pace he wants and, after he is done, he presses the end turn button. Whenever all the princes of the different houses have pressed this end turn button, the turn ends and a new one starts. This will be explained in detail below.</text:p>
      <text:p text:style-name="P3"><text:tab/>Highexplosive is a social game, but not massive. This means that the number of players are very limited towards what the game directors consider. In a first place, I will recommend about 6 players per house for a total number o 36 people in a session. Of course, this number is flexible and later experiences could move it towards a bigger (or smaller) figure. </text:p>
      <text:p text:style-name="P3"><text:tab/>In Highexplosive players took the role of one (and only one) noble of a powerful planet confederation called House. They can decide in the economy, the politics, espionage or warfare of their portion of universe. How powerful a player is, is determined by his level in the hierarchy of the House. <text:s/>Varying from the control of the whole House (called, the prince), to the control of a single sector within the reign (a minor noble). <text:s/>Of course, during the game, the position of the different nobles could be changed by external or internal happenings.</text:p>
      <text:list xml:id="list43567477" text:style-name="L3">
        <text:list-item>
          <text:p text:style-name="P18">The universe</text:p>
          <text:p text:style-name="P20">Highexplosive is based in Battletech, the sci-fi universe created by Fasa in the 80s. In this universe, there are five big intergalactic empires in perpetual confrontation and a pseudo-religious order called Comstar which controls entirely the communications between the planets. The empires are called <text:span text:style-name="T1">Houses</text:span> and are presented below:</text:p>
          <text:p text:style-name="P20">- House Davion. The biggest empire. They are descendants of the old United States of America.</text:p>
          <text:p text:style-name="P20">- House Kurita. Main rivals of Davion, their army is impressive. Their background is the japanese culture.</text:p>
          <text:p text:style-name="P20">- House Liao. The smallest empire, in a permanent war with Davion. They own some of the richest and more industrialized regions of the universe. Their background is the chinese culture.</text:p>
          <text:p text:style-name="P20">- House Steiner. European descendants, Steiner is a powerful and rich house.</text:p>
          <text:p text:style-name="P20"><text:soft-page-break/>- House Marik. A constellation of small confederations. The main enemy of the multicultural House Marik is itself and its internal fights. </text:p>
        </text:list-item>
        <text:list-item>
          <text:p text:style-name="P18">Roles</text:p>
        </text:list-item>
      </text:list>
      <text:p text:style-name="P3"><text:tab/>There are five roles in the game that a player can choose from:</text:p>
      <text:list xml:id="list43586811" text:style-name="L4">
        <text:list-item>
          <text:p text:style-name="P21">Prince: The ruler of a house. All the players in the house are under his command. This doesn't mean that they must accept his orders. Civil wars are a cruel reality in the game.</text:p>
        </text:list-item>
        <text:list-item>
          <text:p text:style-name="P21">Duke: The ruler of a region. Regions vary from a bunch of sectors to dozens depending on the house and the politic structure it has. The usual number of dukes per house is 3.</text:p>
        </text:list-item>
        <text:list-item>
          <text:p text:style-name="P21">Noble: The ruler of a single sector and nominally the player with less power (and responsibility) in the game.</text:p>
        </text:list-item>
        <text:list-item>
          <text:p text:style-name="P21">Primus: The game coordinator and the one that decides among the rules. He is also the leader of the first council and head of <text:span text:style-name="T1">Comstar</text:span>.</text:p>
        </text:list-item>
        <text:list-item>
          <text:p text:style-name="P21">Capiscol: A member of the first council. Each capiscol is also the link between his assignated house and the Primus. There are one capiscol per house, so, the normal amount of people playing this role is five.</text:p>
        </text:list-item>
      </text:list>
      <text:list xml:id="list43555923" text:style-name="L5">
        <text:list-item>
          <text:p text:style-name="P19">What you can do.</text:p>
        </text:list-item>
      </text:list>
      <text:p text:style-name="P3"><text:tab/>First thing a player needs to do to play is register within the game. The system will ask for a name and an email address. An optional message is also encouraged to know the preferences (House, level of the player, etc...). This will send a message to the game coordinator and he will assign afterwards the game to a certain position in the game. After this process is finished, the new player will receive a message with the password to login into the account. Since this moment, the user can start using the private section of the system.</text:p>
      <text:p text:style-name="P3">Once logged in, a user will have plenty of things to do:</text:p>
      <text:list xml:id="list43558082" text:style-name="L6">
        <text:list-item>
          <text:list>
            <text:list-item>
              <text:p text:style-name="P23">Economics.</text:p>
            </text:list-item>
          </text:list>
        </text:list-item>
      </text:list>
      <text:p text:style-name="P3"><text:tab/>Economics is the key of everything in the game. Each combat unit has an upkeep every turn. This money is earned by taxes. After this is paid, with the surplus a noble can do plenty of things: Create new units, improve existing ones, try to gain control of a recently conquered world, increase the loyalty of a sector, etc...</text:p>
      <text:p text:style-name="P3"><text:tab/>Economic earnings are based in the number of sectors (and the value of these) <text:span text:style-name="T1">controlled</text:span> by a noble. Control is a concept that will be discussed in politics section. Each sector gives the player a number of <text:s/>economic points each turn, from this amount is then deducted the upkeep of the units the player controls and a percentage chosen by the prince of the house which adds directly to the house reserve, totally controlled by the ruler of the house. After that, another percentage is deducted chosen by the Duke of the region in which the sector is. The rest is spent by the noble who owns the sector.</text:p>
      <text:p text:style-name="P3"><text:tab/>Each section will describe what a player can do in that area with the money he has.</text:p>
      <text:list xml:id="list43572108" text:style-name="L7">
        <text:list-item>
          <text:list>
            <text:list-item>
              <text:p text:style-name="P24">Army.</text:p>
            </text:list-item>
          </text:list>
        </text:list-item>
      </text:list>
      <text:p text:style-name="P3"><text:soft-page-break/><text:tab/>Highexplosive golden rule: If a unit receives two different orders, this unit will always follow the one of its immediate commander (lower level player able to command the unit). Troops always follow the orders of their immediate commander. If these instructions are different from what the prince has said, they don't know so they don't care. </text:p>
      <text:p text:style-name="P3"><text:tab/>Each turn, a player can issue orders to every regiment he commands. There are two possibilities:</text:p>
      <text:list xml:id="list43582625" text:style-name="L8">
        <text:list-item>
          <text:p text:style-name="P22">Movement. A unit can move from one sector to another adjacent each turn unless a supply line is present. In that case the regiment can move a maximum of three sectors within the line.</text:p>
        </text:list-item>
        <text:list-item>
          <text:p text:style-name="P22">Attitude. A combat occurs whenever a regiment goes inside an enemy sector or whenever an enemy unit appears in the sector the unit is. If the attitude of a regiment is not set explicitly, the regiment will automatically be set to standard. The different attitudes are: </text:p>
          <text:list>
            <text:list-item>
              <text:p text:style-name="P22">Withdraw – The regiment will try to evade combat at all cost. The lowest rate of casualties is expected. This attitude can't be selected if a movement is issued to the regiment.</text:p>
            </text:list-item>
            <text:list-item>
              <text:p text:style-name="P22">Defensive – The regiment will try to keep the position. Minimizing the number of casualties. This attitude can't be selected if a movement is issued to the regiment.</text:p>
            </text:list-item>
            <text:list-item>
              <text:p text:style-name="P22">Standard – The regiment will not try to risk in battle, but will try to gain terrain if possible.</text:p>
            </text:list-item>
            <text:list-item>
              <text:p text:style-name="P22">Aggressive – The regiment will try to hit the enemy fast and hard not avoiding the risk during the missions.</text:p>
            </text:list-item>
            <text:list-item>
              <text:p text:style-name="P22">Suicidal – The regiment will fight to death even if the circumstances are not the better ones. A high rate of casualties is expected. This attitude is not present in most of the units.</text:p>
            </text:list-item>
          </text:list>
        </text:list-item>
      </text:list>
      <text:p text:style-name="P3"><text:tab/>The prince can create supply lines in this section. Each sector he adds to the line costs an upkeep that needs to be paid at the beginning of the turn. The supply line will be operative at the beginning of the next turn.</text:p>
      <text:p text:style-name="P3"><text:tab/>All the combats are solved synchronously at the end of the turn. Each combat generates a report which can be seen in the army section. To see how combat works, refer to <text:span text:style-name="T1">combat</text:span> section.</text:p>
      <text:p text:style-name="P3"><text:tab/>In this section, a player can decide to improve, repair or create a new regiment. To see the costs, refer to <text:span text:style-name="T1">modifying regiments</text:span> appendix.</text:p>
      <text:list xml:id="list43558898" text:style-name="L9">
        <text:list-item>
          <text:list>
            <text:list-item>
              <text:p text:style-name="P25">Politics.</text:p>
            </text:list-item>
          </text:list>
        </text:list-item>
      </text:list>
      <text:p text:style-name="P3"><text:tab/>There is a full messaging system within the game. Players can send messages to any other player involved in the campaign. <text:s/></text:p>
      <text:p text:style-name="P3"><text:tab/>A prince can degrade a duke to a noble and raise a noble to a duke. This change takes effect at the beginning of the next turn.</text:p>
      <text:p text:style-name="P3"><text:tab/>Players can post public declarations. Princes declarations will be posted in the main stream of the game, other declarations will be posted in the section “News from the universe”. </text:p>
      <text:p text:style-name="P3"><text:tab/>The prince can also modify the relationship with other houses. This rate goes from 0 (which means total war) to 10 (which means full alliance). Depending on this number, the commerce between two houses will be easier or impossible. These exact numbers are secret, only known by the members of Comstar and the <text:soft-page-break/>princes of the houses involved. Other players only know an approximate status: Ally, neutral, war.</text:p>
      <text:p text:style-name="P3"><text:tab/>Sectors recently conquered normally keep the loyalty to the previous house so they will not benefit to the new owners until they are controlled. Loyalty in a sector is earned by investing a big amount of money in the pacification of it. Depending on the size and the loyalty to the previous owner, the sector will be harder to control. A player should normally need to work hard to get this new sector under his control. To see a full list of actions a player could use in a sector, refer to <text:span text:style-name="T1">sector actions</text:span> appendix.</text:p>
      <text:list xml:id="list43584893" text:style-name="L10">
        <text:list-item>
          <text:list>
            <text:list-item>
              <text:p text:style-name="P26">End of a turn.</text:p>
            </text:list-item>
          </text:list>
        </text:list-item>
      </text:list>
      <text:p text:style-name="P3"><text:tab/>A player can ends his turn at any moment. A house ends its turn whenever the prince clicks the end turn button. This player sees at any moment who in his house has clicked the same end turn button. Ideally, the prince should wait for all the players in his house to end the turn before formally end it. </text:p>
      <text:p text:style-name="P3"><text:tab/>Once every prince has clicked the end turn button, the system will take care of all the decissions made during it and generate all the results of these actions to start a new turn again.</text:p>
      <text:list xml:id="list43723760" text:continue-list="list43555923" text:style-name="L5">
        <text:list-item>
          <text:p text:style-name="P9">Combat</text:p>
          <text:p text:style-name="P10">5.1 Regiments.</text:p>
          <text:p text:style-name="P11">Each regiment is defined by the following characteristics: </text:p>
          <text:p text:style-name="P11">Power – Is the ability of a regiment of causing damage to other regiments or to the defences of a sector. Range is (1-10).</text:p>
          <text:p text:style-name="P11">Manoeuvre – Is the capacity of a regiment to sort out the physical difficulties of a sector. It is decisive in the case the attitude of the regiment is set to withdrawal or suicidal. Range is (1-5).</text:p>
          <text:p text:style-name="P11">Resistance – Is the amount of damage a unit can receive before it is destroyed. Each battle fought may reduce this value. Range is (1-5).</text:p>
          <text:p text:style-name="P11">The range of each characteristic goes from 1 to 5.</text:p>
          <text:p text:style-name="P10">5.2 Sectors.</text:p>
          <text:p text:style-name="P10"><text:span text:style-name="T2">A sector is a conglomerate of planets. Each sector has a density value, which states the amount of planets and the population in them. The higher the density, the higher the number of battles a house has to win in order to occupy the sector. The range for this is from 1 to 3. Each of this points of density is called </text:span><text:span text:style-name="T3">system</text:span><text:span text:style-name="T2">.</text:span></text:p>
          <text:p text:style-name="P11">Also, each sector has a steep value. Ranging from 0 to 4. This difficult the combat operations in the sector giving a better chance to the most manoeuvrable units.</text:p>
          <text:p text:style-name="P10"><text:span text:style-name="T2">To finish, each sector has a defence value, which adds to the current owner of the sector's </text:span><text:span text:style-name="T4">defence</text:span><text:span text:style-name="T2">. The range for this goes from 0 to 4. And is reduced in one point each time a sector changes the ownership.</text:span></text:p>
          <text:p text:style-name="P11">A sector in conflict will appear with the “conflict” icon on it for as long as no party has win all the systems of the sector.</text:p>
          <text:p text:style-name="P10">5.3 Movement.</text:p>
          <text:p text:style-name="P11"><text:soft-page-break/>Each unit can move from a sector to another adjacent at no cost each turn. Using a suminister line, the same unit can move three sectors in a single turn. </text:p>
          <text:p text:style-name="P10">5.3 Battle.</text:p>
          <text:p text:style-name="P11">This is the formula:</text:p>
          <text:p text:style-name="P11">Result = |Attacker - Defender|</text:p>
          <text:p text:style-name="P11">Attacker = Power + manoeuvre_factor + steep_factor + random(0-2).</text:p>
          <text:p text:style-name="P11">Defender = Power + planet_defence + manoeuvre_factor + steep_factor + random(0-2).</text:p>
          <text:p text:style-name="P11">Steep factor table:</text:p>
        </text:list-item>
      </text:list>
      <table:table table:name="Tabla1" table:style-name="Tabla1">
        <table:table-column table:style-name="Tabla1.A"/>
        <table:table-column table:style-name="Tabla1.B"/>
        <table:table-column table:style-name="Tabla1.C"/>
        <table:table-column table:style-name="Tabla1.D"/>
        <table:table-column table:style-name="Tabla1.B"/>
        <table:table-column table:style-name="Tabla1.F"/>
        <table:table-row>
          <table:table-cell table:style-name="Tabla1.A1" table:number-columns-spanned="6" office:value-type="float" office:value="0">
            <text:p text:style-name="P8">Planet Steep</text:p>
          </table:table-cell>
          <table:covered-table-cell/>
          <table:covered-table-cell/>
          <table:covered-table-cell/>
          <table:covered-table-cell/>
          <table:covered-table-cell/>
        </table:table-row>
        <table:table-row>
          <table:table-cell table:style-name="Tabla1.A2">
            <text:p text:style-name="P8"/>
          </table:table-cell>
          <table:table-cell table:style-name="Tabla1.B2" office:value-type="float" office:value="0">
            <text:p text:style-name="P8">0</text:p>
          </table:table-cell>
          <table:table-cell table:style-name="Tabla1.B2" office:value-type="float" office:value="0">
            <text:p text:style-name="P8">1</text:p>
          </table:table-cell>
          <table:table-cell table:style-name="Tabla1.B2" office:value-type="float" office:value="0">
            <text:p text:style-name="P8">2</text:p>
          </table:table-cell>
          <table:table-cell table:style-name="Tabla1.B2" office:value-type="float" office:value="0">
            <text:p text:style-name="P8">3</text:p>
          </table:table-cell>
          <table:table-cell table:style-name="Tabla1.A2" office:value-type="float" office:value="0">
            <text:p text:style-name="P8">4</text:p>
          </table:table-cell>
        </table:table-row>
        <table:table-row>
          <table:table-cell table:style-name="Tabla1.A3" office:value-type="float" office:value="0">
            <text:p text:style-name="P6">Withdrawal</text:p>
          </table:table-cell>
          <table:table-cell table:style-name="Tabla1.B3" office:value-type="float" office:value="4">
            <text:p text:style-name="P7">4</text:p>
          </table:table-cell>
          <table:table-cell table:style-name="Tabla1.B3" office:value-type="float" office:value="2">
            <text:p text:style-name="P7">2</text:p>
          </table:table-cell>
          <table:table-cell table:style-name="Tabla1.B3" office:value-type="float" office:value="0">
            <text:p text:style-name="P7">0</text:p>
          </table:table-cell>
          <table:table-cell table:style-name="Tabla1.B3" office:value-type="float" office:value="-2">
            <text:p text:style-name="P7">-2</text:p>
          </table:table-cell>
          <table:table-cell table:style-name="Tabla1.F3" office:value-type="float" office:value="-4">
            <text:p text:style-name="P7">-4</text:p>
          </table:table-cell>
        </table:table-row>
        <table:table-row>
          <table:table-cell table:style-name="Tabla1.A3" office:value-type="float" office:value="0">
            <text:p text:style-name="P6">Defensive</text:p>
          </table:table-cell>
          <table:table-cell table:style-name="Tabla1.B4" office:value-type="string">
            <text:p text:style-name="P7">-3</text:p>
          </table:table-cell>
          <table:table-cell table:style-name="Tabla1.B4" office:value-type="string">
            <text:p text:style-name="P7">-1</text:p>
          </table:table-cell>
          <table:table-cell table:style-name="Tabla1.B3" office:value-type="float" office:value="0">
            <text:p text:style-name="P7">0</text:p>
          </table:table-cell>
          <table:table-cell table:style-name="Tabla1.B3" office:value-type="float" office:value="2">
            <text:p text:style-name="P7">2</text:p>
          </table:table-cell>
          <table:table-cell table:style-name="Tabla1.F3" office:value-type="float" office:value="4">
            <text:p text:style-name="P7">4</text:p>
          </table:table-cell>
        </table:table-row>
        <table:table-row>
          <table:table-cell table:style-name="Tabla1.A3" office:value-type="float" office:value="0">
            <text:p text:style-name="P6">Standard</text:p>
          </table:table-cell>
          <table:table-cell table:style-name="Tabla1.B3" office:value-type="float" office:value="0">
            <text:p text:style-name="P7">0</text:p>
          </table:table-cell>
          <table:table-cell table:style-name="Tabla1.B3" office:value-type="float" office:value="-1">
            <text:p text:style-name="P7">-1</text:p>
          </table:table-cell>
          <table:table-cell table:style-name="Tabla1.B3" office:value-type="float" office:value="-2">
            <text:p text:style-name="P7">-2</text:p>
          </table:table-cell>
          <table:table-cell table:style-name="Tabla1.B3" office:value-type="float" office:value="-3">
            <text:p text:style-name="P7">-3</text:p>
          </table:table-cell>
          <table:table-cell table:style-name="Tabla1.F3" office:value-type="float" office:value="-4">
            <text:p text:style-name="P7">-4</text:p>
          </table:table-cell>
        </table:table-row>
        <table:table-row>
          <table:table-cell table:style-name="Tabla1.A3" office:value-type="float" office:value="0">
            <text:p text:style-name="P6">Attacking</text:p>
          </table:table-cell>
          <table:table-cell table:style-name="Tabla1.B3" office:value-type="float" office:value="2">
            <text:p text:style-name="P7">2</text:p>
          </table:table-cell>
          <table:table-cell table:style-name="Tabla1.B3" office:value-type="float" office:value="1">
            <text:p text:style-name="P7">1</text:p>
          </table:table-cell>
          <table:table-cell table:style-name="Tabla1.B3" office:value-type="float" office:value="0">
            <text:p text:style-name="P7">0</text:p>
          </table:table-cell>
          <table:table-cell table:style-name="Tabla1.B3" office:value-type="float" office:value="-1">
            <text:p text:style-name="P7">-1</text:p>
          </table:table-cell>
          <table:table-cell table:style-name="Tabla1.F3" office:value-type="float" office:value="-2">
            <text:p text:style-name="P7">-2</text:p>
          </table:table-cell>
        </table:table-row>
        <table:table-row>
          <table:table-cell table:style-name="Tabla1.A7" office:value-type="float" office:value="0">
            <text:p text:style-name="P6">Suicidal</text:p>
          </table:table-cell>
          <table:table-cell table:style-name="Tabla1.B7" office:value-type="float" office:value="4">
            <text:p text:style-name="P7">4</text:p>
          </table:table-cell>
          <table:table-cell table:style-name="Tabla1.B7" office:value-type="float" office:value="2">
            <text:p text:style-name="P7">2</text:p>
          </table:table-cell>
          <table:table-cell table:style-name="Tabla1.B7" office:value-type="float" office:value="0">
            <text:p text:style-name="P7">0</text:p>
          </table:table-cell>
          <table:table-cell table:style-name="Tabla1.B7" office:value-type="float" office:value="-2">
            <text:p text:style-name="P7">-2</text:p>
          </table:table-cell>
          <table:table-cell table:style-name="Tabla1.F7" office:value-type="float" office:value="-4">
            <text:p text:style-name="P7">-4</text:p>
          </table:table-cell>
        </table:table-row>
      </table:table>
      <text:list xml:id="list43726650" text:continue-numbering="true" text:style-name="L5">
        <text:list-header>
          <text:p text:style-name="P11"><text:s/></text:p>
          <text:p text:style-name="P11">Manoeuvre factor table:</text:p>
        </text:list-header>
      </text:list>
      <table:table table:name="Tabla2" table:style-name="Tabla2">
        <table:table-column table:style-name="Tabla2.A"/>
        <table:table-column table:style-name="Tabla2.B"/>
        <table:table-column table:style-name="Tabla2.A"/>
        <table:table-column table:style-name="Tabla2.B" table:number-columns-repeated="2"/>
        <table:table-column table:style-name="Tabla2.A"/>
        <table:table-row>
          <table:table-cell table:style-name="Tabla2.A1" table:number-columns-spanned="6" office:value-type="float" office:value="0">
            <text:list xml:id="list43723747" text:continue-numbering="true" text:style-name="L5">
              <text:list-header>
                <text:p text:style-name="P28">Regiment manoeuvre</text:p>
              </text:list-header>
            </text:list>
          </table:table-cell>
          <table:covered-table-cell/>
          <table:covered-table-cell/>
          <table:covered-table-cell/>
          <table:covered-table-cell/>
          <table:covered-table-cell/>
        </table:table-row>
        <table:table-row>
          <table:table-cell table:style-name="Tabla2.A2">
            <text:list xml:id="list43727839" text:continue-numbering="true" text:style-name="L5">
              <text:list-header>
                <text:p text:style-name="P28"/>
              </text:list-header>
            </text:list>
          </table:table-cell>
          <table:table-cell table:style-name="Tabla2.B2" office:value-type="float" office:value="0">
            <text:list xml:id="list43707828" text:continue-numbering="true" text:style-name="L5">
              <text:list-header>
                <text:p text:style-name="P27">1</text:p>
              </text:list-header>
            </text:list>
          </table:table-cell>
          <table:table-cell table:style-name="Tabla2.B2" office:value-type="float" office:value="0">
            <text:list xml:id="list43708359" text:continue-numbering="true" text:style-name="L5">
              <text:list-header>
                <text:p text:style-name="P27">2</text:p>
              </text:list-header>
            </text:list>
          </table:table-cell>
          <table:table-cell table:style-name="Tabla2.B2" office:value-type="float" office:value="0">
            <text:list xml:id="list43723790" text:continue-numbering="true" text:style-name="L5">
              <text:list-header>
                <text:p text:style-name="P27">3</text:p>
              </text:list-header>
            </text:list>
          </table:table-cell>
          <table:table-cell table:style-name="Tabla2.B2" office:value-type="float" office:value="0">
            <text:list xml:id="list43734062" text:continue-numbering="true" text:style-name="L5">
              <text:list-header>
                <text:p text:style-name="P27">4</text:p>
              </text:list-header>
            </text:list>
          </table:table-cell>
          <table:table-cell table:style-name="Tabla2.A2" office:value-type="float" office:value="0">
            <text:list xml:id="list43718560" text:continue-numbering="true" text:style-name="L5">
              <text:list-header>
                <text:p text:style-name="P27">5</text:p>
              </text:list-header>
            </text:list>
          </table:table-cell>
        </table:table-row>
        <table:table-row>
          <table:table-cell table:style-name="Tabla2.A3" office:value-type="float" office:value="0">
            <text:list xml:id="list43737544" text:continue-numbering="true" text:style-name="L5">
              <text:list-header>
                <text:p text:style-name="P13">Withdrawal</text:p>
              </text:list-header>
            </text:list>
          </table:table-cell>
          <table:table-cell table:style-name="Tabla2.B3" office:value-type="string">
            <text:list xml:id="list43724299" text:continue-numbering="true" text:style-name="L5">
              <text:list-header>
                <text:p text:style-name="P12">-6</text:p>
              </text:list-header>
            </text:list>
          </table:table-cell>
          <table:table-cell table:style-name="Tabla2.B3" office:value-type="string">
            <text:list xml:id="list43733119" text:continue-numbering="true" text:style-name="L5">
              <text:list-header>
                <text:p text:style-name="P12">-3</text:p>
              </text:list-header>
            </text:list>
          </table:table-cell>
          <table:table-cell table:style-name="Tabla2.B3" office:value-type="string">
            <text:list xml:id="list43711767" text:continue-numbering="true" text:style-name="L5">
              <text:list-header>
                <text:p text:style-name="P12">0</text:p>
              </text:list-header>
            </text:list>
          </table:table-cell>
          <table:table-cell table:style-name="Tabla2.B3" office:value-type="string">
            <text:list xml:id="list43712100" text:continue-numbering="true" text:style-name="L5">
              <text:list-header>
                <text:p text:style-name="P12">3</text:p>
              </text:list-header>
            </text:list>
          </table:table-cell>
          <table:table-cell table:style-name="Tabla2.F3" office:value-type="string">
            <text:list xml:id="list43736177" text:continue-numbering="true" text:style-name="L5">
              <text:list-header>
                <text:p text:style-name="P12">6</text:p>
              </text:list-header>
            </text:list>
          </table:table-cell>
        </table:table-row>
        <table:table-row>
          <table:table-cell table:style-name="Tabla2.A3" office:value-type="float" office:value="0">
            <text:list xml:id="list43710173" text:continue-numbering="true" text:style-name="L5">
              <text:list-header>
                <text:p text:style-name="P13">Defensive</text:p>
              </text:list-header>
            </text:list>
          </table:table-cell>
          <table:table-cell table:style-name="Tabla2.B3" office:value-type="string">
            <text:list xml:id="list43727499" text:continue-numbering="true" text:style-name="L5">
              <text:list-header>
                <text:p text:style-name="P12">-1</text:p>
              </text:list-header>
            </text:list>
          </table:table-cell>
          <table:table-cell table:style-name="Tabla2.B3" office:value-type="string">
            <text:list xml:id="list43738265" text:continue-numbering="true" text:style-name="L5">
              <text:list-header>
                <text:p text:style-name="P12">0</text:p>
              </text:list-header>
            </text:list>
          </table:table-cell>
          <table:table-cell table:style-name="Tabla2.B3" office:value-type="string">
            <text:list xml:id="list43728216" text:continue-numbering="true" text:style-name="L5">
              <text:list-header>
                <text:p text:style-name="P12">1</text:p>
              </text:list-header>
            </text:list>
          </table:table-cell>
          <table:table-cell table:style-name="Tabla2.B3" office:value-type="string">
            <text:list xml:id="list43731923" text:continue-numbering="true" text:style-name="L5">
              <text:list-header>
                <text:p text:style-name="P12">2</text:p>
              </text:list-header>
            </text:list>
          </table:table-cell>
          <table:table-cell table:style-name="Tabla2.F3" office:value-type="string">
            <text:list xml:id="list43728368" text:continue-numbering="true" text:style-name="L5">
              <text:list-header>
                <text:p text:style-name="P12">3</text:p>
              </text:list-header>
            </text:list>
          </table:table-cell>
        </table:table-row>
        <table:table-row>
          <table:table-cell table:style-name="Tabla2.A3" office:value-type="float" office:value="0">
            <text:list xml:id="list43718623" text:continue-numbering="true" text:style-name="L5">
              <text:list-header>
                <text:p text:style-name="P13">Standard</text:p>
              </text:list-header>
            </text:list>
          </table:table-cell>
          <table:table-cell table:style-name="Tabla2.B3" office:value-type="string">
            <text:list xml:id="list43720299" text:continue-numbering="true" text:style-name="L5">
              <text:list-header>
                <text:p text:style-name="P12">-2</text:p>
              </text:list-header>
            </text:list>
          </table:table-cell>
          <table:table-cell table:style-name="Tabla2.C5" office:value-type="float" office:value="-1">
            <text:list xml:id="list43720237" text:continue-numbering="true" text:style-name="L5">
              <text:list-header>
                <text:p text:style-name="P12">-1</text:p>
              </text:list-header>
            </text:list>
          </table:table-cell>
          <table:table-cell table:style-name="Tabla2.B3" office:value-type="string">
            <text:list xml:id="list43725679" text:continue-numbering="true" text:style-name="L5">
              <text:list-header>
                <text:p text:style-name="P12">0</text:p>
              </text:list-header>
            </text:list>
          </table:table-cell>
          <table:table-cell table:style-name="Tabla2.B3" office:value-type="string">
            <text:list xml:id="list43715082" text:continue-numbering="true" text:style-name="L5">
              <text:list-header>
                <text:p text:style-name="P12">1</text:p>
              </text:list-header>
            </text:list>
          </table:table-cell>
          <table:table-cell table:style-name="Tabla2.F3" office:value-type="string">
            <text:list xml:id="list43714368" text:continue-numbering="true" text:style-name="L5">
              <text:list-header>
                <text:p text:style-name="P12">2</text:p>
              </text:list-header>
            </text:list>
          </table:table-cell>
        </table:table-row>
        <table:table-row>
          <table:table-cell table:style-name="Tabla2.A3" office:value-type="float" office:value="0">
            <text:list xml:id="list43712509" text:continue-numbering="true" text:style-name="L5">
              <text:list-header>
                <text:p text:style-name="P13">Attacking</text:p>
              </text:list-header>
            </text:list>
          </table:table-cell>
          <table:table-cell table:style-name="Tabla2.B3" office:value-type="string">
            <text:list xml:id="list43723355" text:continue-numbering="true" text:style-name="L5">
              <text:list-header>
                <text:p text:style-name="P12">-2</text:p>
              </text:list-header>
            </text:list>
          </table:table-cell>
          <table:table-cell table:style-name="Tabla2.B3" office:value-type="string">
            <text:list xml:id="list43711598" text:continue-numbering="true" text:style-name="L5">
              <text:list-header>
                <text:p text:style-name="P12">-1</text:p>
              </text:list-header>
            </text:list>
          </table:table-cell>
          <table:table-cell table:style-name="Tabla2.C5" office:value-type="float" office:value="0">
            <text:list xml:id="list43722212" text:continue-numbering="true" text:style-name="L5">
              <text:list-header>
                <text:p text:style-name="P12">0</text:p>
              </text:list-header>
            </text:list>
          </table:table-cell>
          <table:table-cell table:style-name="Tabla2.B3" office:value-type="string">
            <text:list xml:id="list43733222" text:continue-numbering="true" text:style-name="L5">
              <text:list-header>
                <text:p text:style-name="P12">1</text:p>
              </text:list-header>
            </text:list>
          </table:table-cell>
          <table:table-cell table:style-name="Tabla2.F3" office:value-type="string">
            <text:list xml:id="list43714149" text:continue-numbering="true" text:style-name="L5">
              <text:list-header>
                <text:p text:style-name="P12">2</text:p>
              </text:list-header>
            </text:list>
          </table:table-cell>
        </table:table-row>
        <table:table-row>
          <table:table-cell table:style-name="Tabla2.A7" office:value-type="float" office:value="0">
            <text:list xml:id="list43711557" text:continue-numbering="true" text:style-name="L5">
              <text:list-header>
                <text:p text:style-name="P13">Suicidal</text:p>
              </text:list-header>
            </text:list>
          </table:table-cell>
          <table:table-cell table:style-name="Tabla2.B7" office:value-type="string">
            <text:list xml:id="list43706809" text:continue-numbering="true" text:style-name="L5">
              <text:list-header>
                <text:p text:style-name="P12">-2</text:p>
              </text:list-header>
            </text:list>
          </table:table-cell>
          <table:table-cell table:style-name="Tabla2.B7" office:value-type="string">
            <text:list xml:id="list43728276" text:continue-numbering="true" text:style-name="L5">
              <text:list-header>
                <text:p text:style-name="P12">0</text:p>
              </text:list-header>
            </text:list>
          </table:table-cell>
          <table:table-cell table:style-name="Tabla2.B7" office:value-type="string">
            <text:list xml:id="list43716883" text:continue-numbering="true" text:style-name="L5">
              <text:list-header>
                <text:p text:style-name="P12">2</text:p>
              </text:list-header>
            </text:list>
          </table:table-cell>
          <table:table-cell table:style-name="Tabla2.B7" office:value-type="string">
            <text:list xml:id="list43712085" text:continue-numbering="true" text:style-name="L5">
              <text:list-header>
                <text:p text:style-name="P12">4</text:p>
              </text:list-header>
            </text:list>
          </table:table-cell>
          <table:table-cell table:style-name="Tabla2.F7" office:value-type="string">
            <text:list xml:id="list43729027" text:continue-numbering="true" text:style-name="L5">
              <text:list-header>
                <text:p text:style-name="P12">6</text:p>
              </text:list-header>
            </text:list>
          </table:table-cell>
        </table:table-row>
      </table:table>
      <text:p text:style-name="P1"/>
      <text:p text:style-name="P1"><text:tab/>Below are the winner difference tables. In the casualties table, the first number between parentheses <text:s/>indicates the number of casualties the winner has. The second number indicates the damage the facing opponent has received. In the effects table, a result of “withdraws” means that the regiment never causes damage to the losing faction. A result of “holds” means that the losing faction never gains the sector. A result of “wins” means the faction wins the sector. A result of “destroys” means the faction wins the sector and the losing regiment is automatically destroyed.</text:p>
      <text:p text:style-name="P1">Effects table</text:p>
      <table:table table:name="Tabla3" table:style-name="Tabla3">
        <table:table-column table:style-name="Tabla3.A"/>
        <table:table-column table:style-name="Tabla3.B"/>
        <table:table-column table:style-name="Tabla3.A"/>
        <table:table-column table:style-name="Tabla3.B" table:number-columns-repeated="2"/>
        <table:table-column table:style-name="Tabla3.A"/>
        <table:table-row>
          <table:table-cell table:style-name="Tabla3.A1">
            <text:list xml:id="list43735179" text:continue-numbering="true" text:style-name="L5">
              <text:list-header>
                <text:p text:style-name="P28"/>
              </text:list-header>
            </text:list>
          </table:table-cell>
          <table:table-cell table:style-name="Tabla3.B1" office:value-type="float" office:value="0">
            <text:list xml:id="list43728751" text:continue-numbering="true" text:style-name="L5">
              <text:list-header>
                <text:p text:style-name="P27">1</text:p>
              </text:list-header>
            </text:list>
          </table:table-cell>
          <table:table-cell table:style-name="Tabla3.B1" office:value-type="float" office:value="0">
            <text:list xml:id="list43736526" text:continue-numbering="true" text:style-name="L5">
              <text:list-header>
                <text:p text:style-name="P27">2</text:p>
              </text:list-header>
            </text:list>
          </table:table-cell>
          <table:table-cell table:style-name="Tabla3.B1" office:value-type="float" office:value="0">
            <text:list xml:id="list43723202" text:continue-numbering="true" text:style-name="L5">
              <text:list-header>
                <text:p text:style-name="P27">3</text:p>
              </text:list-header>
            </text:list>
          </table:table-cell>
          <table:table-cell table:style-name="Tabla3.B1" office:value-type="float" office:value="0">
            <text:list xml:id="list43724834" text:continue-numbering="true" text:style-name="L5">
              <text:list-header>
                <text:p text:style-name="P27">4</text:p>
              </text:list-header>
            </text:list>
          </table:table-cell>
          <table:table-cell table:style-name="Tabla3.A1" office:value-type="float" office:value="0">
            <text:list xml:id="list43712508" text:continue-numbering="true" text:style-name="L5">
              <text:list-header>
                <text:p text:style-name="P27">5+</text:p>
              </text:list-header>
            </text:list>
          </table:table-cell>
        </table:table-row>
        <table:table-row>
          <table:table-cell table:style-name="Tabla3.A2" office:value-type="float" office:value="0">
            <text:list xml:id="list43729521" text:continue-numbering="true" text:style-name="L5">
              <text:list-header>
                <text:p text:style-name="P13">Withdrawal</text:p>
              </text:list-header>
            </text:list>
          </table:table-cell>
          <table:table-cell table:style-name="Tabla3.B2" office:value-type="string">
            <text:list xml:id="list43717691" text:continue-numbering="true" text:style-name="L5">
              <text:list-header>
                <text:p text:style-name="P14">Withdraws</text:p>
              </text:list-header>
            </text:list>
          </table:table-cell>
          <table:table-cell table:style-name="Tabla3.B2" office:value-type="string">
            <text:list xml:id="list43713998" text:continue-numbering="true" text:style-name="L5">
              <text:list-item>
                <text:list>
                  <text:list-header>
                    <text:p text:style-name="P14">Withdraws</text:p>
                  </text:list-header>
                </text:list>
              </text:list-item>
            </text:list>
          </table:table-cell>
          <table:table-cell table:style-name="Tabla3.B2" office:value-type="string">
            <text:list xml:id="list43721965" text:continue-numbering="true" text:style-name="L5">
              <text:list-header>
                <text:p text:style-name="P14">Withdraws</text:p>
              </text:list-header>
            </text:list>
          </table:table-cell>
          <table:table-cell table:style-name="Tabla3.B2" office:value-type="string">
            <text:list xml:id="list43725302" text:continue-numbering="true" text:style-name="L5">
              <text:list-header>
                <text:p text:style-name="P14">Withdraws</text:p>
              </text:list-header>
            </text:list>
          </table:table-cell>
          <table:table-cell table:style-name="Tabla3.F2" office:value-type="string">
            <text:list xml:id="list43727322" text:continue-numbering="true" text:style-name="L5">
              <text:list-header>
                <text:p text:style-name="P14">Withdraws</text:p>
              </text:list-header>
            </text:list>
          </table:table-cell>
        </table:table-row>
        <table:table-row>
          <table:table-cell table:style-name="Tabla3.A2" office:value-type="float" office:value="0">
            <text:list xml:id="list43715236" text:continue-numbering="true" text:style-name="L5">
              <text:list-header>
                <text:p text:style-name="P13">Defensive</text:p>
              </text:list-header>
            </text:list>
          </table:table-cell>
          <table:table-cell table:style-name="Tabla3.B2" office:value-type="string">
            <text:list xml:id="list43728537" text:continue-numbering="true" text:style-name="L5">
              <text:list-header>
                <text:p text:style-name="P14">Holds</text:p>
              </text:list-header>
            </text:list>
          </table:table-cell>
          <table:table-cell table:style-name="Tabla3.B2" office:value-type="string">
            <text:list xml:id="list43733167" text:continue-numbering="true" text:style-name="L5">
              <text:list-header>
                <text:p text:style-name="P14">Holds</text:p>
              </text:list-header>
            </text:list>
          </table:table-cell>
          <table:table-cell table:style-name="Tabla3.B2" office:value-type="string">
            <text:list xml:id="list43707835" text:continue-numbering="true" text:style-name="L5">
              <text:list-header>
                <text:p text:style-name="P14">Holds </text:p>
              </text:list-header>
            </text:list>
          </table:table-cell>
          <table:table-cell table:style-name="Tabla3.B2" office:value-type="string">
            <text:list xml:id="list43730202" text:continue-numbering="true" text:style-name="L5">
              <text:list-header>
                <text:p text:style-name="P14">Holds </text:p>
              </text:list-header>
            </text:list>
          </table:table-cell>
          <table:table-cell table:style-name="Tabla3.F2" office:value-type="string">
            <text:list xml:id="list43711019" text:continue-numbering="true" text:style-name="L5">
              <text:list-header>
                <text:p text:style-name="P14">Holds</text:p>
              </text:list-header>
            </text:list>
          </table:table-cell>
        </table:table-row>
        <table:table-row>
          <table:table-cell table:style-name="Tabla3.A2" office:value-type="float" office:value="0">
            <text:list xml:id="list43717995" text:continue-numbering="true" text:style-name="L5">
              <text:list-header>
                <text:p text:style-name="P13">Standard</text:p>
              </text:list-header>
            </text:list>
          </table:table-cell>
          <table:table-cell table:style-name="Tabla3.B2" office:value-type="string">
            <text:list xml:id="list43716743" text:continue-numbering="true" text:style-name="L5">
              <text:list-header>
                <text:p text:style-name="P14">Holds</text:p>
              </text:list-header>
            </text:list>
          </table:table-cell>
          <table:table-cell table:style-name="Tabla3.B2" office:value-type="string">
            <text:list xml:id="list43713550" text:continue-numbering="true" text:style-name="L5">
              <text:list-header>
                <text:p text:style-name="P14">Holds</text:p>
              </text:list-header>
            </text:list>
          </table:table-cell>
          <table:table-cell table:style-name="Tabla3.B2" office:value-type="string">
            <text:list xml:id="list43735190" text:continue-numbering="true" text:style-name="L5">
              <text:list-header>
                <text:p text:style-name="P14">Holds </text:p>
              </text:list-header>
            </text:list>
          </table:table-cell>
          <table:table-cell table:style-name="Tabla3.B2" office:value-type="string">
            <text:list xml:id="list43709590" text:continue-numbering="true" text:style-name="L5">
              <text:list-header>
                <text:p text:style-name="P14">Wins </text:p>
              </text:list-header>
            </text:list>
          </table:table-cell>
          <table:table-cell table:style-name="Tabla3.F2" office:value-type="string">
            <text:list xml:id="list43720445" text:continue-numbering="true" text:style-name="L5">
              <text:list-header>
                <text:p text:style-name="P14">Wins</text:p>
              </text:list-header>
            </text:list>
          </table:table-cell>
        </table:table-row>
        <table:table-row>
          <table:table-cell table:style-name="Tabla3.A2" office:value-type="float" office:value="0">
            <text:list xml:id="list43713289" text:continue-numbering="true" text:style-name="L5">
              <text:list-header>
                <text:p text:style-name="P13">Attacking</text:p>
              </text:list-header>
            </text:list>
          </table:table-cell>
          <table:table-cell table:style-name="Tabla3.B2" office:value-type="string">
            <text:list xml:id="list43733457" text:continue-numbering="true" text:style-name="L5">
              <text:list-header>
                <text:p text:style-name="P14">Holds</text:p>
              </text:list-header>
            </text:list>
          </table:table-cell>
          <table:table-cell table:style-name="Tabla3.B2" office:value-type="string">
            <text:list xml:id="list43730598" text:continue-numbering="true" text:style-name="L5">
              <text:list-header>
                <text:p text:style-name="P14">Wins </text:p>
              </text:list-header>
            </text:list>
          </table:table-cell>
          <table:table-cell table:style-name="Tabla3.B2" office:value-type="string">
            <text:list xml:id="list43716304" text:continue-numbering="true" text:style-name="L5">
              <text:list-header>
                <text:p text:style-name="P14">Wins </text:p>
              </text:list-header>
            </text:list>
          </table:table-cell>
          <table:table-cell table:style-name="Tabla3.B2" office:value-type="string">
            <text:list xml:id="list43721668" text:continue-numbering="true" text:style-name="L5">
              <text:list-header>
                <text:p text:style-name="P14">Wins</text:p>
              </text:list-header>
            </text:list>
          </table:table-cell>
          <table:table-cell table:style-name="Tabla3.F2" office:value-type="string">
            <text:list xml:id="list43726912" text:continue-numbering="true" text:style-name="L5">
              <text:list-header>
                <text:p text:style-name="P14">Wins</text:p>
              </text:list-header>
            </text:list>
          </table:table-cell>
        </table:table-row>
        <table:table-row>
          <table:table-cell table:style-name="Tabla3.A6" office:value-type="float" office:value="0">
            <text:list xml:id="list43707833" text:continue-numbering="true" text:style-name="L5">
              <text:list-header>
                <text:p text:style-name="P13">Suicidal</text:p>
              </text:list-header>
            </text:list>
          </table:table-cell>
          <table:table-cell table:style-name="Tabla3.B6" office:value-type="string">
            <text:list xml:id="list43707832" text:continue-numbering="true" text:style-name="L5">
              <text:list-header>
                <text:p text:style-name="P14">Wins</text:p>
              </text:list-header>
            </text:list>
          </table:table-cell>
          <table:table-cell table:style-name="Tabla3.B6" office:value-type="string">
            <text:list xml:id="list43737323" text:continue-numbering="true" text:style-name="L5">
              <text:list-header>
                <text:p text:style-name="P14">Wins</text:p>
              </text:list-header>
            </text:list>
          </table:table-cell>
          <table:table-cell table:style-name="Tabla3.B6" office:value-type="string">
            <text:list xml:id="list43708529" text:continue-numbering="true" text:style-name="L5">
              <text:list-header>
                <text:p text:style-name="P14">Wins </text:p>
              </text:list-header>
            </text:list>
          </table:table-cell>
          <table:table-cell table:style-name="Tabla3.B6" office:value-type="string">
            <text:list xml:id="list43712122" text:continue-numbering="true" text:style-name="L5">
              <text:list-header>
                <text:p text:style-name="P14">Wins</text:p>
              </text:list-header>
            </text:list>
          </table:table-cell>
          <table:table-cell table:style-name="Tabla3.F6" office:value-type="string">
            <text:list xml:id="list43710148" text:continue-numbering="true" text:style-name="L5">
              <text:list-header>
                <text:p text:style-name="P14">Destroys</text:p>
              </text:list-header>
            </text:list>
          </table:table-cell>
        </table:table-row>
      </table:table>
      <text:p text:style-name="P1"><text:tab/></text:p>
      <text:p text:style-name="P1"><text:soft-page-break/>Casualties table.</text:p>
      <table:table table:name="Tabla4" table:style-name="Tabla4">
        <table:table-column table:style-name="Tabla4.A"/>
        <table:table-column table:style-name="Tabla4.B"/>
        <table:table-column table:style-name="Tabla4.A"/>
        <table:table-column table:style-name="Tabla4.B" table:number-columns-repeated="2"/>
        <table:table-column table:style-name="Tabla4.A"/>
        <table:table-row>
          <table:table-cell table:style-name="Tabla4.A1">
            <text:list xml:id="list43736610" text:continue-numbering="true" text:style-name="L5">
              <text:list-header>
                <text:p text:style-name="P28"/>
              </text:list-header>
            </text:list>
          </table:table-cell>
          <table:table-cell table:style-name="Tabla4.B1" office:value-type="float" office:value="0">
            <text:list xml:id="list43733256" text:continue-numbering="true" text:style-name="L5">
              <text:list-header>
                <text:p text:style-name="P27">1</text:p>
              </text:list-header>
            </text:list>
          </table:table-cell>
          <table:table-cell table:style-name="Tabla4.B1" office:value-type="float" office:value="0">
            <text:list xml:id="list43708485" text:continue-numbering="true" text:style-name="L5">
              <text:list-header>
                <text:p text:style-name="P27">2</text:p>
              </text:list-header>
            </text:list>
          </table:table-cell>
          <table:table-cell table:style-name="Tabla4.B1" office:value-type="float" office:value="0">
            <text:list xml:id="list43717102" text:continue-numbering="true" text:style-name="L5">
              <text:list-header>
                <text:p text:style-name="P27">3</text:p>
              </text:list-header>
            </text:list>
          </table:table-cell>
          <table:table-cell table:style-name="Tabla4.B1" office:value-type="float" office:value="0">
            <text:list xml:id="list43727174" text:continue-numbering="true" text:style-name="L5">
              <text:list-header>
                <text:p text:style-name="P27">4</text:p>
              </text:list-header>
            </text:list>
          </table:table-cell>
          <table:table-cell table:style-name="Tabla4.A1" office:value-type="float" office:value="0">
            <text:list xml:id="list43728636" text:continue-numbering="true" text:style-name="L5">
              <text:list-header>
                <text:p text:style-name="P27">5+</text:p>
              </text:list-header>
            </text:list>
          </table:table-cell>
        </table:table-row>
        <table:table-row>
          <table:table-cell table:style-name="Tabla4.A2" office:value-type="float" office:value="0">
            <text:list xml:id="list43718796" text:continue-numbering="true" text:style-name="L5">
              <text:list-header>
                <text:p text:style-name="P13">Withdrawal</text:p>
              </text:list-header>
            </text:list>
          </table:table-cell>
          <table:table-cell table:style-name="Tabla4.B2" office:value-type="string">
            <text:list xml:id="list43708913" text:continue-numbering="true" text:style-name="L5">
              <text:list-header>
                <text:p text:style-name="P14"><text:s/>(-1) (0)</text:p>
              </text:list-header>
            </text:list>
          </table:table-cell>
          <table:table-cell table:style-name="Tabla4.B2" office:value-type="string">
            <text:list xml:id="list43712756" text:continue-numbering="true" text:style-name="L5">
              <text:list-item>
                <text:list>
                  <text:list-header>
                    <text:p text:style-name="P14"><text:s/>(0) (0)</text:p>
                  </text:list-header>
                </text:list>
              </text:list-item>
            </text:list>
          </table:table-cell>
          <table:table-cell table:style-name="Tabla4.B2" office:value-type="string">
            <text:list xml:id="list43735556" text:continue-numbering="true" text:style-name="L5">
              <text:list-header>
                <text:p text:style-name="P14"><text:s/>(0) (0)</text:p>
              </text:list-header>
            </text:list>
          </table:table-cell>
          <table:table-cell table:style-name="Tabla4.B2" office:value-type="string">
            <text:list xml:id="list43709817" text:continue-numbering="true" text:style-name="L5">
              <text:list-header>
                <text:p text:style-name="P14"><text:s/>(0) (0)</text:p>
              </text:list-header>
            </text:list>
          </table:table-cell>
          <table:table-cell table:style-name="Tabla4.F2" office:value-type="string">
            <text:list xml:id="list43730014" text:continue-numbering="true" text:style-name="L5">
              <text:list-header>
                <text:p text:style-name="P14"><text:s/>(0) (0)</text:p>
              </text:list-header>
            </text:list>
          </table:table-cell>
        </table:table-row>
        <table:table-row>
          <table:table-cell table:style-name="Tabla4.A2" office:value-type="float" office:value="0">
            <text:list xml:id="list43709519" text:continue-numbering="true" text:style-name="L5">
              <text:list-header>
                <text:p text:style-name="P13">Defensive</text:p>
              </text:list-header>
            </text:list>
          </table:table-cell>
          <table:table-cell table:style-name="Tabla4.B2" office:value-type="string">
            <text:list xml:id="list43732300" text:continue-numbering="true" text:style-name="L5">
              <text:list-header>
                <text:p text:style-name="P14"><text:s/>(-1) (-1)</text:p>
              </text:list-header>
            </text:list>
          </table:table-cell>
          <table:table-cell table:style-name="Tabla4.B2" office:value-type="string">
            <text:list xml:id="list43715541" text:continue-numbering="true" text:style-name="L5">
              <text:list-header>
                <text:p text:style-name="P14"><text:s/>(0) (-1)</text:p>
              </text:list-header>
            </text:list>
          </table:table-cell>
          <table:table-cell table:style-name="Tabla4.B2" office:value-type="string">
            <text:list xml:id="list43722734" text:continue-numbering="true" text:style-name="L5">
              <text:list-header>
                <text:p text:style-name="P14"><text:s/>(0) (-1)</text:p>
              </text:list-header>
            </text:list>
          </table:table-cell>
          <table:table-cell table:style-name="Tabla4.B2" office:value-type="string">
            <text:list xml:id="list43708415" text:continue-numbering="true" text:style-name="L5">
              <text:list-header>
                <text:p text:style-name="P14"><text:s/>(0) (-2)</text:p>
              </text:list-header>
            </text:list>
          </table:table-cell>
          <table:table-cell table:style-name="Tabla4.F2" office:value-type="string">
            <text:list xml:id="list43718766" text:continue-numbering="true" text:style-name="L5">
              <text:list-header>
                <text:p text:style-name="P14"><text:s/>(0) (-2)</text:p>
              </text:list-header>
            </text:list>
          </table:table-cell>
        </table:table-row>
        <table:table-row>
          <table:table-cell table:style-name="Tabla4.A2" office:value-type="float" office:value="0">
            <text:list xml:id="list43736105" text:continue-numbering="true" text:style-name="L5">
              <text:list-header>
                <text:p text:style-name="P13">Standard</text:p>
              </text:list-header>
            </text:list>
          </table:table-cell>
          <table:table-cell table:style-name="Tabla4.B2" office:value-type="string">
            <text:list xml:id="list43736338" text:continue-numbering="true" text:style-name="L5">
              <text:list-header>
                <text:p text:style-name="P14"><text:s/>(-1) (-1)</text:p>
              </text:list-header>
            </text:list>
          </table:table-cell>
          <table:table-cell table:style-name="Tabla4.B2" office:value-type="string">
            <text:list xml:id="list43723894" text:continue-numbering="true" text:style-name="L5">
              <text:list-header>
                <text:p text:style-name="P14"><text:s/>(-1) (-2)</text:p>
              </text:list-header>
            </text:list>
          </table:table-cell>
          <table:table-cell table:style-name="Tabla4.B2" office:value-type="string">
            <text:list xml:id="list43738269" text:continue-numbering="true" text:style-name="L5">
              <text:list-header>
                <text:p text:style-name="P14"><text:s/>(0) (-2)</text:p>
              </text:list-header>
            </text:list>
          </table:table-cell>
          <table:table-cell table:style-name="Tabla4.B2" office:value-type="string">
            <text:list xml:id="list43725603" text:continue-numbering="true" text:style-name="L5">
              <text:list-header>
                <text:p text:style-name="P14"><text:s/>(-1) (-2)</text:p>
              </text:list-header>
            </text:list>
          </table:table-cell>
          <table:table-cell table:style-name="Tabla4.F2" office:value-type="string">
            <text:list xml:id="list43738321" text:continue-numbering="true" text:style-name="L5">
              <text:list-header>
                <text:p text:style-name="P14"><text:s/>(0) (-2)</text:p>
              </text:list-header>
            </text:list>
          </table:table-cell>
        </table:table-row>
        <table:table-row>
          <table:table-cell table:style-name="Tabla4.A2" office:value-type="float" office:value="0">
            <text:list xml:id="list43725175" text:continue-numbering="true" text:style-name="L5">
              <text:list-header>
                <text:p text:style-name="P13">Attacking</text:p>
              </text:list-header>
            </text:list>
          </table:table-cell>
          <table:table-cell table:style-name="Tabla4.B2" office:value-type="string">
            <text:list xml:id="list43727394" text:continue-numbering="true" text:style-name="L5">
              <text:list-header>
                <text:p text:style-name="P14"><text:s/>(-1) (-2)</text:p>
              </text:list-header>
            </text:list>
          </table:table-cell>
          <table:table-cell table:style-name="Tabla4.B2" office:value-type="string">
            <text:list xml:id="list43735354" text:continue-numbering="true" text:style-name="L5">
              <text:list-header>
                <text:p text:style-name="P14"><text:s/>(-2) (-2)</text:p>
              </text:list-header>
            </text:list>
          </table:table-cell>
          <table:table-cell table:style-name="Tabla4.B2" office:value-type="string">
            <text:list xml:id="list43712979" text:continue-numbering="true" text:style-name="L5">
              <text:list-header>
                <text:p text:style-name="P14"><text:s/>(-1) (-2)</text:p>
              </text:list-header>
            </text:list>
          </table:table-cell>
          <table:table-cell table:style-name="Tabla4.B2" office:value-type="string">
            <text:list xml:id="list43721432" text:continue-numbering="true" text:style-name="L5">
              <text:list-header>
                <text:p text:style-name="P14"><text:s/>(-1) (-3)</text:p>
              </text:list-header>
            </text:list>
          </table:table-cell>
          <table:table-cell table:style-name="Tabla4.F2" office:value-type="string">
            <text:list xml:id="list43723277" text:continue-numbering="true" text:style-name="L5">
              <text:list-header>
                <text:p text:style-name="P14"><text:s/>(-1) (-4)</text:p>
              </text:list-header>
            </text:list>
          </table:table-cell>
        </table:table-row>
        <table:table-row>
          <table:table-cell table:style-name="Tabla4.A6" office:value-type="float" office:value="0">
            <text:list xml:id="list43738517" text:continue-numbering="true" text:style-name="L5">
              <text:list-header>
                <text:p text:style-name="P13">Suicidal</text:p>
              </text:list-header>
            </text:list>
          </table:table-cell>
          <table:table-cell table:style-name="Tabla4.B6" office:value-type="string">
            <text:list xml:id="list43732921" text:continue-numbering="true" text:style-name="L5">
              <text:list-header>
                <text:p text:style-name="P14"><text:s/>(-3) (-2)</text:p>
              </text:list-header>
            </text:list>
          </table:table-cell>
          <table:table-cell table:style-name="Tabla4.B6" office:value-type="string">
            <text:list xml:id="list43731590" text:continue-numbering="true" text:style-name="L5">
              <text:list-header>
                <text:p text:style-name="P14"><text:s/>(-3) (-3)</text:p>
              </text:list-header>
            </text:list>
          </table:table-cell>
          <table:table-cell table:style-name="Tabla4.B6" office:value-type="string">
            <text:list xml:id="list43728932" text:continue-numbering="true" text:style-name="L5">
              <text:list-header>
                <text:p text:style-name="P14"><text:s/>(-2) (-3)</text:p>
              </text:list-header>
            </text:list>
          </table:table-cell>
          <table:table-cell table:style-name="Tabla4.B6" office:value-type="string">
            <text:list xml:id="list43726889" text:continue-numbering="true" text:style-name="L5">
              <text:list-header>
                <text:p text:style-name="P14"><text:s/>(-2) (-4)</text:p>
              </text:list-header>
            </text:list>
          </table:table-cell>
          <table:table-cell table:style-name="Tabla4.F6" office:value-type="string">
            <text:list xml:id="list43738289" text:continue-numbering="true" text:style-name="L5">
              <text:list-header>
                <text:p text:style-name="P14"><text:s/>(-2) (All)</text:p>
              </text:list-header>
            </text:list>
          </table:table-cell>
        </table:table-row>
      </table:table>
      <text:p text:style-name="P3"/>
      <text:p text:style-name="P5"><text:tab/>If more than one regiment from a party is present in the same sector, the confrontations are decided with the manoeuvre characteristic. The regiments with the highest manoeuvre confronts each other, and so on. If at any point there are two or more regiments from one side against a single regiment of the other side, all the regiments battle rolls are added and it is considered that they will use an attacking attitude towards whatever the other party attitude has.</text:p>
      <text:list xml:id="list43713483" text:continue-numbering="true" text:style-name="L5">
        <text:list-item>
          <text:p text:style-name="P9">Combat</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Times New Roman1" fo:font-size="12pt" style:font-name-asian="Times New Roman1" style:font-size-asian="12pt" style:font-name-complex="Times New Roman1" style:font-size-complex="12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Thorndale"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bold" style:font-size-asian="11pt" style:font-weight-asian="bold" style:font-size-complex="11pt" style:font-weight-complex="bold"/>
    </style:style>
    <style:style style:name="Heading_20_6" style:display-name="Heading 6" style:family="paragraph" style:parent-style-name="Heading" style:next-style-name="Text_20_body" style:default-outline-level="6" style:class="text">
      <style:text-properties fo:font-size="10pt" fo:font-weight="bold" style:font-size-asian="10pt" style:font-weight-asian="bold"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152cm" fo:margin-bottom="0.499cm" fo:text-indent="0cm" style:auto-text-indent="false" fo:padding="0.254cm" fo:border="0.002cm solid #ddddd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creation-date>2008-06-30T00:54:25</meta:creation-date>
    <dc:date>2012-03-11T23:58:56.23</dc:date>
    <dc:language>en-US</dc:language>
    <meta:editing-cycles>159</meta:editing-cycles>
    <meta:editing-duration>P1DT7H7S</meta:editing-duration>
    <meta:document-statistic meta:table-count="4" meta:image-count="0" meta:object-count="0" meta:page-count="6" meta:paragraph-count="221" meta:word-count="2351" meta:character-count="12894"/>
    <meta:user-defined meta:name="Info 1"/>
    <meta:user-defined meta:name="Info 2"/>
    <meta:user-defined meta:name="Info 3"/>
    <meta:user-defined meta:name="Info 4"/>
    <meta:hyperlink-behaviour office:target-frame-name="_top" xlink:show="replace"/>
  </office:meta>
</office:document-meta>
</file>